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rabéns!</text:p>
      <text:p text:style-name="Standard"/>
      <text:p text:style-name="Standard"><text:tab/>Caro Sr/a. <text:database-display text:table-name="Planilha1" text:table-type="table" text:column-name="Nome" text:database-name="mala direta">Maria</text:database-display>, gostaríamos de informar que ganhou um brinde de nossa empresa. Para pegá-lo, por favor, dirija-se a nossa loja na filial de <text:database-display text:table-name="Planilha1" text:table-type="table" text:column-name="Cidade" text:database-name="mala direta">São Paulo</text:database-display>, no endereço <text:database-display text:table-name="Planilha1" text:table-type="table" text:column-name="Endereço" text:database-name="mala direta">Rua 1</text:database-display>.</text:p>
      <text:p text:style-name="Standard"/>
      <text:p text:style-name="Standard">Obrigado,</text:p>
      <text:p text:style-name="Standard"/>
      <text:p text:style-name="Standard">Diretor de vendas</text:p>
      <text:p text:style-name="P1"><text:s text:c="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emel </meta:initial-creator>
    <meta:creation-date>2010-08-18T02:27:14</meta:creation-date>
    <dc:date>2010-08-18T02:45:52</dc:date>
    <dc:creator>Kemel </dc:creator>
    <meta:editing-duration>PT00H08M07S</meta:editing-duration>
    <meta:editing-cycles>3</meta:editing-cycles>
    <meta:generator>OpenOffice.org/3.2$Unix OpenOffice.org_project/320m12$Build-9483</meta:generator>
    <meta:document-statistic meta:table-count="0" meta:image-count="0" meta:object-count="0" meta:page-count="1" meta:paragraph-count="5" meta:word-count="35" meta:character-count="212"/>
  </office:meta>
</office:document-meta>
</file>